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ea50" officeooo:paragraph-rsid="0004ea50"/>
    </style:style>
    <style:style style:name="P2" style:family="paragraph" style:parent-style-name="Standard">
      <style:text-properties officeooo:rsid="000705bb" officeooo:paragraph-rsid="000705bb"/>
    </style:style>
    <style:style style:name="P3" style:family="paragraph" style:parent-style-name="Standard">
      <style:text-properties officeooo:paragraph-rsid="000bd756"/>
    </style:style>
    <style:style style:name="P4" style:family="paragraph" style:parent-style-name="Standard">
      <style:text-properties officeooo:rsid="0019c2c2" officeooo:paragraph-rsid="0019c2c2"/>
    </style:style>
    <style:style style:name="P5" style:family="paragraph" style:parent-style-name="Standard">
      <style:text-properties officeooo:rsid="003218a0" officeooo:paragraph-rsid="003218a0"/>
    </style:style>
    <style:style style:name="P6" style:family="paragraph" style:parent-style-name="Standard" style:list-style-name="L1">
      <style:text-properties officeooo:rsid="0004ea50" officeooo:paragraph-rsid="0004ea50"/>
    </style:style>
    <style:style style:name="P7" style:family="paragraph" style:parent-style-name="Standard" style:list-style-name="L1">
      <style:text-properties officeooo:rsid="000705bb" officeooo:paragraph-rsid="00095234"/>
    </style:style>
    <style:style style:name="P8" style:family="paragraph" style:parent-style-name="Standard" style:list-style-name="L1">
      <style:text-properties officeooo:rsid="000705bb" officeooo:paragraph-rsid="000705bb"/>
    </style:style>
    <style:style style:name="P9" style:family="paragraph" style:parent-style-name="Standard" style:list-style-name="L1">
      <style:text-properties officeooo:rsid="00095234" officeooo:paragraph-rsid="000bd756"/>
    </style:style>
    <style:style style:name="P10" style:family="paragraph" style:parent-style-name="Standard" style:list-style-name="L1">
      <style:text-properties officeooo:rsid="000bd756" officeooo:paragraph-rsid="000d14ec"/>
    </style:style>
    <style:style style:name="P11" style:family="paragraph" style:parent-style-name="Standard" style:list-style-name="L1">
      <style:text-properties officeooo:rsid="000d1f24" officeooo:paragraph-rsid="000d1f24"/>
    </style:style>
    <style:style style:name="P12" style:family="paragraph" style:parent-style-name="Standard" style:list-style-name="L1">
      <style:text-properties officeooo:rsid="000f0672" officeooo:paragraph-rsid="000f0672"/>
    </style:style>
    <style:style style:name="P13" style:family="paragraph" style:parent-style-name="Standard" style:list-style-name="L1">
      <style:text-properties officeooo:rsid="000f4ce3" officeooo:paragraph-rsid="000f4ce3"/>
    </style:style>
    <style:style style:name="P14" style:family="paragraph" style:parent-style-name="Standard" style:list-style-name="L1">
      <style:text-properties officeooo:rsid="001114c3" officeooo:paragraph-rsid="001114c3"/>
    </style:style>
    <style:style style:name="P15" style:family="paragraph" style:parent-style-name="Standard" style:list-style-name="L1">
      <style:text-properties officeooo:rsid="00125eaa" officeooo:paragraph-rsid="00125eaa"/>
    </style:style>
    <style:style style:name="P16" style:family="paragraph" style:parent-style-name="Standard" style:list-style-name="L1">
      <style:text-properties officeooo:rsid="00249a13" officeooo:paragraph-rsid="00249a13"/>
    </style:style>
    <style:style style:name="P17" style:family="paragraph" style:parent-style-name="Standard" style:list-style-name="L1">
      <style:text-properties officeooo:rsid="0028ec85" officeooo:paragraph-rsid="0028ec85"/>
    </style:style>
    <style:style style:name="P18" style:family="paragraph" style:parent-style-name="Standard" style:list-style-name="L1">
      <style:text-properties officeooo:rsid="002a1569" officeooo:paragraph-rsid="002a1569"/>
    </style:style>
    <style:style style:name="P19" style:family="paragraph" style:parent-style-name="Standard" style:list-style-name="L1">
      <style:text-properties officeooo:rsid="0013edff" officeooo:paragraph-rsid="0013edff"/>
    </style:style>
    <style:style style:name="P20" style:family="paragraph" style:parent-style-name="Standard" style:list-style-name="L1">
      <style:text-properties officeooo:rsid="00148f8a" officeooo:paragraph-rsid="00148f8a"/>
    </style:style>
    <style:style style:name="P21" style:family="paragraph" style:parent-style-name="Standard" style:list-style-name="L1">
      <style:text-properties officeooo:rsid="001904d2" officeooo:paragraph-rsid="001904d2"/>
    </style:style>
    <style:style style:name="P22" style:family="paragraph" style:parent-style-name="Standard" style:list-style-name="L1">
      <style:text-properties officeooo:rsid="0005e147" officeooo:paragraph-rsid="0005e147"/>
    </style:style>
    <style:style style:name="P23" style:family="paragraph" style:parent-style-name="Standard" style:list-style-name="L1">
      <style:text-properties officeooo:rsid="002ce23d" officeooo:paragraph-rsid="002ce23d"/>
    </style:style>
    <style:style style:name="P24" style:family="paragraph" style:parent-style-name="Standard" style:list-style-name="L1">
      <style:text-properties officeooo:rsid="0030e8b8" officeooo:paragraph-rsid="0030e8b8"/>
    </style:style>
    <style:style style:name="P25" style:family="paragraph" style:parent-style-name="Standard" style:list-style-name="L1">
      <style:text-properties officeooo:rsid="0031a781" officeooo:paragraph-rsid="0031a781"/>
    </style:style>
    <style:style style:name="P26" style:family="paragraph" style:parent-style-name="Standard" style:list-style-name="L1">
      <style:text-properties officeooo:rsid="002dfc2a" officeooo:paragraph-rsid="002dfc2a"/>
    </style:style>
    <style:style style:name="P27" style:family="paragraph" style:parent-style-name="Standard" style:list-style-name="L1">
      <style:text-properties officeooo:rsid="003218a0" officeooo:paragraph-rsid="003218a0"/>
    </style:style>
    <style:style style:name="P28" style:family="paragraph" style:parent-style-name="Standard" style:list-style-name="L1">
      <style:text-properties officeooo:rsid="003a628e" officeooo:paragraph-rsid="003a628e"/>
    </style:style>
    <style:style style:name="P29" style:family="paragraph" style:parent-style-name="Standard" style:list-style-name="L1">
      <style:text-properties officeooo:rsid="003c2f12" officeooo:paragraph-rsid="003c2f12"/>
    </style:style>
    <style:style style:name="P30" style:family="paragraph" style:parent-style-name="Standard" style:list-style-name="L1">
      <style:text-properties officeooo:rsid="003d2c51" officeooo:paragraph-rsid="003fc234"/>
    </style:style>
    <style:style style:name="P31" style:family="paragraph" style:parent-style-name="Standard">
      <style:text-properties officeooo:rsid="003d2c51" officeooo:paragraph-rsid="003d2c51"/>
    </style:style>
    <style:style style:name="P32" style:family="paragraph" style:parent-style-name="Standard" style:list-style-name="L1">
      <style:text-properties officeooo:rsid="0044bf1f" officeooo:paragraph-rsid="0044bf1f"/>
    </style:style>
    <style:style style:name="P33" style:family="paragraph" style:parent-style-name="Standard" style:list-style-name="L1">
      <style:text-properties officeooo:rsid="0046fbd0" officeooo:paragraph-rsid="004a3d84"/>
    </style:style>
    <style:style style:name="P34" style:family="paragraph" style:parent-style-name="Standard" style:list-style-name="L1">
      <style:text-properties officeooo:rsid="004ab2fe" officeooo:paragraph-rsid="004ab2fe"/>
    </style:style>
    <style:style style:name="P35" style:family="paragraph" style:parent-style-name="Standard" style:list-style-name="L1">
      <style:text-properties officeooo:rsid="004c87bd" officeooo:paragraph-rsid="004c87bd"/>
    </style:style>
    <style:style style:name="T1" style:family="text">
      <style:text-properties officeooo:rsid="00131c62"/>
    </style:style>
    <style:style style:name="T2" style:family="text">
      <style:text-properties officeooo:rsid="00165ba3"/>
    </style:style>
    <style:style style:name="T3" style:family="text">
      <style:text-properties officeooo:rsid="001751be"/>
    </style:style>
    <style:style style:name="T4" style:family="text">
      <style:text-properties officeooo:rsid="0018018b"/>
    </style:style>
    <style:style style:name="T5" style:family="text">
      <style:text-properties officeooo:rsid="001b7706"/>
    </style:style>
    <style:style style:name="T6" style:family="text">
      <style:text-properties officeooo:rsid="001ba333"/>
    </style:style>
    <style:style style:name="T7" style:family="text">
      <style:text-properties officeooo:rsid="0022b9fc"/>
    </style:style>
    <style:style style:name="T8" style:family="text">
      <style:text-properties officeooo:rsid="0026abd0"/>
    </style:style>
    <style:style style:name="T9" style:family="text">
      <style:text-properties officeooo:rsid="0026c451"/>
    </style:style>
    <style:style style:name="T10" style:family="text">
      <style:text-properties officeooo:rsid="002746a7"/>
    </style:style>
    <style:style style:name="T11" style:family="text">
      <style:text-properties officeooo:rsid="00274e19"/>
    </style:style>
    <style:style style:name="T12" style:family="text">
      <style:text-properties officeooo:rsid="00324d6b"/>
    </style:style>
    <style:style style:name="T13" style:family="text">
      <style:text-properties officeooo:rsid="003d849e"/>
    </style:style>
    <style:style style:name="T14" style:family="text">
      <style:text-properties officeooo:rsid="0048e371"/>
    </style:style>
    <style:style style:name="T15" style:family="text">
      <style:text-properties officeooo:rsid="004a3d84"/>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eau</text:p>
      <text:p text:style-name="P1"/>
      <text:list xml:id="list514766505372385216" text:style-name="L1">
        <text:list-item>
          <text:p text:style-name="P6">Server et ServerController</text:p>
          <text:list>
            <text:list-item>
              <text:p text:style-name="P7">Server</text:p>
              <text:list>
                <text:list-item>
                  <text:p text:style-name="P9">Fonctionne via le protocole TCP/IP. </text:p>
                  <text:list>
                    <text:list-header>
                      <text:p text:style-name="P10">=&gt; <text:tab/>Préférence a l'UDP car moins de vérification et meilleurs connection.</text:p>
                    </text:list-header>
                  </text:list>
                </text:list-item>
                <text:list-item>
                  <text:p text:style-name="P11">Créer dans un Thread afin qu'il n'empiete pas sur EDT.</text:p>
                </text:list-item>
                <text:list-item>
                  <text:p text:style-name="P12">Le serveur fonctionne de la manière suivante :</text:p>
                  <text:list>
                    <text:list-item>
                      <text:p text:style-name="P13">Lancement du serveur en lui passant en paramètre un port, un backlog et une adresse de connexion. <text:span text:style-name="T1">Ces paramètres servent a binder la socket d'ecoute du serveur, qui servira a connecté le client a une socket différentes de celle d'écoute (voir RFC du TCP pour plus de détail). Cette action est effectué coté serveur( personne accueillant la partie) et invité(personne rejoignant une partie hebergé).</text:span></text:p>
                    </text:list-item>
                    <text:list-item>
                      <text:p text:style-name="P14">On vérifie bien entendu que le port est située entre 1024 et 65335, <text:span text:style-name="T8">On a donc défini un port par defaut qui peut etre changé si la personne le désire, et qu'elle sait ce qu'elle fait.</text:span></text:p>
                    </text:list-item>
                    <text:list-item>
                      <text:p text:style-name="P14">Une fois lancé, le serveur <text:span text:style-name="T9">de host </text:span>se mets en attente d'une connexion via l'appelle listen</text:p>
                    </text:list-item>
                    <text:list-item>
                      <text:p text:style-name="P15"><text:span text:style-name="T10">L'invité </text:span>se connecte au server, <text:span text:style-name="T10">qui crée une socket de service, afin d'echanger des données avec lui.</text:span></text:p>
                    </text:list-item>
                    <text:list-item>
                      <text:p text:style-name="P16">Une fois l'<text:span text:style-name="T10">invité</text:span> connecté, <text:span text:style-name="T11">on crée une socket qui ecoutera sur le port et l'adresse de l'adversaire, car son serveur se mlets lui aussi en attente d'une connexion.</text:span></text:p>
                    </text:list-item>
                    <text:list-item>
                      <text:p text:style-name="P17">Une fois les deux sockets connectés, elles peuvent donc échanger des données afin que les joueurs communiquent entre eux par le biais de leur socket de services respective.</text:p>
                    </text:list-item>
                    <text:list-item>
                      <text:p text:style-name="P18">Si la connexion venais a être perdu, que l'un des deux joueurs quitte volontairement la partie, nous fermons les sockets proprement via l'appel close, afin que celle-ci libère proprement la mémoire. Puis l'on ferme le serveur une fois que le joueur quitte l'application.</text:p>
                    </text:list-item>
                  </text:list>
                </text:list-item>
              </text:list>
            </text:list-item>
          </text:list>
        </text:list-item>
      </text:list>
      <text:p text:style-name="P3"><text:tab/><text:tab/></text:p>
      <text:p text:style-name="P2"/>
      <text:list xml:id="list174157644014528" text:continue-numbering="true" text:style-name="L1">
        <text:list-item>
          <text:list>
            <text:list-item>
              <text:p text:style-name="P8">ServerController</text:p>
              <text:list>
                <text:list-item>
                  <text:p text:style-name="P19">Role du serveur controller.</text:p>
                  <text:list>
                    <text:list-header>
                      <text:p text:style-name="P20">=&gt; Sert a vérifier la validité des données avant de lles envoyé au controller principal de l'application.</text:p>
                      <text:p text:style-name="P20">=&gt;<text:span text:style-name="T2">Garde en mémoire le dernier coup donnée si un probleme de transfert survient.</text:span></text:p>
                      <text:p text:style-name="P20">=&gt;<text:span text:style-name="T3">Permet d'alléger le controller principal de l'application afin d'eviter qu'elle ralentisse.</text:span></text:p>
                      <text:p text:style-name="P20">=&gt;<text:span text:style-name="T4">Gère les sockets d'echanges des données.</text:span></text:p>
                    </text:list-header>
                  </text:list>
                </text:list-item>
                <text:list-item>
                  <text:p text:style-name="P21">Implementation :</text:p>
                </text:list-item>
              </text:list>
            </text:list-item>
          </text:list>
        </text:list-item>
      </text:list>
      <text:p text:style-name="P4"><text:tab/><text:tab/>=&gt; <text:span text:style-name="T5">Possède une instance du serveur, qui sert a maintenir le flux d'ecoute entre les sockets ainsi que potentiellement accepter d'autre requete d'ecoute.</text:span></text:p>
      <text:p text:style-name="P4"><text:tab/><text:tab/><text:span text:style-name="T5">=&gt; Possède la socket d'ecoute et la socket de service, servant de pont entre les deux joueurs.</text:span></text:p>
      <text:p text:style-name="P4"><text:tab/><text:tab/><text:span text:style-name="T6">=&gt; Il garde en mémoire la dernieres données envoyé, afin que, en cas de probleme, il soit apte à le renvoyé, sans demandé a l'expéridteur.</text:span></text:p>
      <text:p text:style-name="P4"><text:tab/><text:tab/><text:span text:style-name="T7">=&gt; Son implementation est quasiment basé sur du POJO (Plain Old Java Object), c'est à dire qu'il se compose d'instruction simple du type (get/set). La différence vient du fait qu'il possède une méthode permettant de retourner les données reçu ou d'envoyé des données passé en paramètres, et ce en passant, par la socket de service faisant le pont entre le serveur d'un des joueurs et le joueur lui même.</text:span></text:p>
      <text:p text:style-name="P4"><text:soft-page-break/></text:p>
      <text:list xml:id="list174157322591739" text:continue-numbering="true" text:style-name="L1">
        <text:list-item>
          <text:p text:style-name="P22">Role des Sockets</text:p>
          <text:list>
            <text:list-item>
              <text:p text:style-name="P23">Socket d'écoute.</text:p>
              <text:list>
                <text:list-item>
                  <text:p text:style-name="P24">Le rôle de la socket d'écoute, et comme son nom l'indique, d'écouter sur une adresse et un port précis afin qu'une personne puisse se connecté sur le serveur et ainsi procédé ou non à un échange.</text:p>
                </text:list-item>
                <text:list-item>
                  <text:p text:style-name="P25">La socket d'écoute est une socket qui une fois instancié n'a aucun autre role que celui de créer, si une demande arrive, une socket de service qui permettra l'échange de données entre un client et le serveur.</text:p>
                </text:list-item>
                <text:list-item>
                  <text:p text:style-name="P25">Son rôle dans le projet est donc, lorsque la personne hébergeant la partie lance son serveur, celui-ci se mets directement en état bloquant jusqu'a ce qu'arrive une demande de connexion. Une fois ceci fait, son adversaire, ayant lancé son serveur au préalable, se retrouve bloqué jusqu'a ce que le host de la partie se conecte aussi sur son serveur.</text:p>
                </text:list-item>
              </text:list>
            </text:list-item>
            <text:list-item>
              <text:p text:style-name="P26">Socket de service.</text:p>
              <text:list>
                <text:list-item>
                  <text:p text:style-name="P27">La socket de service permet quand à elle de relier deux joueurs afin qu'il puisse communiquer. Elle est instancier par le biais de la socket d'écoute, qui une fois une demande d'écoute reçu, crée une socket de service qui sert de lien entre les deux joueurs, mais uniquement dans un sens. <text:span text:style-name="T12">C'est pour cela que chacun doit créer un serveur et effectué un listen afin que chacun puisse communiquer avec l'autre.</text:span></text:p>
                </text:list-item>
              </text:list>
            </text:list-item>
          </text:list>
        </text:list-item>
      </text:list>
      <text:p text:style-name="P5"/>
      <text:list xml:id="list174156506929005" text:continue-numbering="true" text:style-name="L1">
        <text:list-item>
          <text:p text:style-name="P22">Communication Réseau</text:p>
          <text:list>
            <text:list-item>
              <text:p text:style-name="P28">Protocole Question/Réponse.</text:p>
              <text:list>
                <text:list-item>
                  <text:p text:style-name="P29">Le protocole employer ici est un protocole question réponse.</text:p>
                </text:list-item>
              </text:list>
            </text:list-item>
          </text:list>
          <text:p text:style-name="P30">L'idée du protocole question réponse est qu'un des deux clients envoie une requête a son adversaire. Son adversaire reçoit la réponse, la traite, puis envoie une réponse à la requête effectué précédement. Dans les faits, cela consiste a ce qu'un joueur envoie des coordonnée de tir sur le plateau de jeu de son aversaire. Celui-ci reçoit alors la réponse, la traite puis une fois la réponse obtenue, la renvoie a son adversaire afin que celui-ci puisse modifier en conséquence. <text:span text:style-name="T13">En procédant ainsi, on arrive a un protocole de question réponse, qui fait qu'en aucun cas un joueur peut envoyé une double requete sans avoir eu au préalable une réponse de l'autre.</text:span></text:p>
          <text:p text:style-name="P30"/>
          <text:list text:continue-numbering="true">
            <text:list-item>
              <text:p text:style-name="P32">Protocole TCP/IP</text:p>
              <text:list>
                <text:list-item>
                  <text:p text:style-name="P33">Le protocole TCP ( Transmission Control Protocol) <text:span text:style-name="T15">(</text:span><text:a xlink:type="simple" xlink:href="https://tools.ietf.org/html/rfc793" text:style-name="Internet_20_link" text:visited-style-name="Visited_20_Internet_20_Link"><text:span text:style-name="T15">https://tools.ietf.org/html/rfc793</text:span></text:a><text:span text:style-name="T15">) </text:span>est un protocole de transfert fiable, en mode connecté que l'on oppose a l'UDP <text:span text:style-name="T14">(User Datagram Protocol)</text:span></text:p>
                </text:list-item>
                <text:list-item>
                  <text:p text:style-name="P34">On a pris le protocole TCP, car son implémentation est bien plus aisé que celle de l'UDP pour plusieurs raisons :</text:p>
                  <text:list>
                    <text:list-item>
                      <text:p text:style-name="P34">Ne plus avoir a traité de potentiel cas d'erreur dans la reception des packets, car TCP s'assure que chacun des packets est complet avant de l'envoyé.</text:p>
                    </text:list-item>
                    <text:list-item>
                      <text:p text:style-name="P35">En terme d'efficacité, bien que légerement plus lent, la différence ne se fait pas sentir au vu de la quantité de données que l'on envoie par chaque échange.</text:p>
                    </text:list-item>
                  </text:list>
                </text:list-item>
              </text:list>
            </text:list-item>
          </text:list>
        </text:list-item>
      </text:list>
      <text:p text:style-name="P31"/>
      <text:p text:style-name="P31"/>
      <text:list xml:id="list174157917540765" text:continue-numbering="true" text:style-name="L1">
        <text:list-item>
          <text:p text:style-name="P22">Erreurs et trait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38S</meta:editing-duration>
    <meta:editing-cycles>75</meta:editing-cycles>
    <meta:generator>LibreOffice/5.0.3.2$Windows_x86 LibreOffice_project/e5f16313668ac592c1bfb310f4390624e3dbfb75</meta:generator>
    <dc:date>2016-04-24T17:41:56.244000000</dc:date>
    <meta:document-statistic meta:table-count="0" meta:image-count="0" meta:object-count="0" meta:page-count="2" meta:paragraph-count="43" meta:word-count="930" meta:character-count="5480" meta:non-whitespace-character-count="4611"/>
    <meta:user-defined meta:name="Info 1"/>
    <meta:user-defined meta:name="Info 2"/>
    <meta:user-defined meta:name="Info 3"/>
    <meta:user-defined meta:name="Info 4"/>
  </office:meta>
</office:document-meta>
</file>